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9.352cm" svg:y="1.454cm">
            <draw:object draw:notify-on-update-of-ranges="Feuille1.A1:Feuille1.A4 Feuille1.B1:Feuille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IoU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12" calcext:value-type="float">
            <text:p>0,1312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formula="of:=[.A2]+[.C3]" office:value-type="float" office:value="39" calcext:value-type="float">
            <text:p>39</text:p>
          </table:table-cell>
          <table:table-cell office:value-type="float" office:value="0.1357" calcext:value-type="float">
            <text:p>0,135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formula="of:=[.A3]+[.C4]" office:value-type="float" office:value="79" calcext:value-type="float">
            <text:p>79</text:p>
          </table:table-cell>
          <table:table-cell office:value-type="float" office:value="0.125" calcext:value-type="float">
            <text:p>0,125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4]+[.C5]" office:value-type="float" office:value="109" calcext:value-type="float">
            <text:p>10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formula="of:=[.A5]+[.C6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6]+[.C7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7]+[.C8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8]+[.C9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9]+[.C10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0]+[.C11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1]+[.C12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2]+[.C13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3]+[.C14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4]+[.C15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5]+[.C16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6]+[.C17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7]+[.C18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formula="of:=[.A18]+[.C19]"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formula="of:=0.0045*79 + 0.1222" office:value-type="float" office:value="0.4777" calcext:value-type="float">
            <text:p>0,4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6:02:51.240794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18:00.463138121</meta:creation-date>
    <dc:date>2021-10-26T16:20:54.347791064</dc:date>
    <meta:editing-duration>PT18M37S</meta:editing-duration>
    <meta:editing-cycles>5</meta:editing-cycles>
    <meta:generator>LibreOffice/6.4.7.2$Linux_X86_64 LibreOffice_project/4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IoU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A1:Feuille1.B4" chart:data-source-has-labels="column" svg:x="0.32cm" svg:y="0.18cm" svg:width="12.428cm" svg:height="8.64cm">
          <chartooo:coordinate-region svg:x="1.418cm" svg:y="0.379cm" svg:width="11.143cm" svg:height="7.794cm"/>
          <chart:axis chart:dimension="x" chart:name="primary-x" chart:style-name="ch4" chartooo:axis-type="auto">
            <chartooo:date-scale/>
            <chart:categories table:cell-range-address="Feuille1.A1:Feuille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4" chart:class="chart:line"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Epochs</text:p>
                <draw:g>
                  <svg:desc>Feuille1.A1:Feuille1.A4</svg:desc>
                </draw:g>
              </table:table-cell>
              <table:table-cell office:value-type="float" office:value="NaN">
                <text:p>NaN</text:p>
                <draw:g>
                  <svg:desc>Feuille1.B1:Feuille1.B4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